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">
      <style:table-properties style:width="17cm" style:page-number="auto" table:align="margins" style:shadow="none"/>
    </style:style>
    <style:style style:name="Table1.A" style:family="table-column">
      <style:table-column-properties style:column-width="2.05cm" style:rel-column-width="1162*"/>
    </style:style>
    <style:style style:name="Table1.B" style:family="table-column">
      <style:table-column-properties style:column-width="2.051cm" style:rel-column-width="1163*"/>
    </style:style>
    <style:style style:name="Table1.C" style:family="table-column">
      <style:table-column-properties style:column-width="4.498cm" style:rel-column-width="2550*"/>
    </style:style>
    <style:style style:name="Table1.D" style:family="table-column">
      <style:table-column-properties style:column-width="4.3cm" style:rel-column-width="2438*"/>
    </style:style>
    <style:style style:name="Table1.E" style:family="table-column">
      <style:table-column-properties style:column-width="4.101cm" style:rel-column-width="2325*"/>
    </style:style>
    <style:style style:name="Table1.1" style:family="table-row">
      <style:table-row-properties style:min-row-height="2cm"/>
    </style:style>
    <style:style style:name="Table1.A1" style:family="table-cell">
      <style:table-cell-properties fo:padding="0.097cm" fo:border="none"/>
    </style:style>
    <style:style style:name="Table1.A7" style:family="table-cell">
      <style:table-cell-properties fo:padding="0.097cm" fo:border-left="none" fo:border-right="none" fo:border-top="0.05pt solid #000000" fo:border-bottom="none"/>
    </style:style>
    <style:style style:name="Table1.A8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Table_20_Contents">
      <style:text-properties officeooo:rsid="001968a2" officeooo:paragraph-rsid="001968a2"/>
    </style:style>
    <style:style style:name="P2" style:family="paragraph" style:parent-style-name="Table_20_Contents">
      <style:text-properties fo:font-size="6pt" style:font-size-asian="6pt" style:font-size-complex="6pt"/>
    </style:style>
    <style:style style:name="P3" style:family="paragraph" style:parent-style-name="Table_20_Contents">
      <style:text-properties fo:font-size="6pt" officeooo:rsid="001968a2" officeooo:paragraph-rsid="001968a2" style:font-size-asian="6pt" style:font-size-complex="6pt"/>
    </style:style>
    <style:style style:name="P4" style:family="paragraph" style:parent-style-name="Table_20_Contents">
      <style:text-properties fo:font-size="12pt" officeooo:rsid="0018ff70" officeooo:paragraph-rsid="0018ff70" style:font-size-asian="12pt" style:font-size-complex="12pt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font-size="6pt" style:font-size-asian="6pt" style:font-size-complex="6pt"/>
    </style:style>
    <style:style style:name="P7" style:family="paragraph" style:parent-style-name="Table_20_Contents">
      <style:text-properties fo:font-size="6pt" officeooo:rsid="0018ff70" officeooo:paragraph-rsid="0018ff70" style:font-size-asian="6pt" style:font-size-complex="6pt"/>
    </style:style>
    <style:style style:name="P8" style:family="paragraph" style:parent-style-name="Table_20_Contents">
      <style:text-properties fo:font-size="6pt" officeooo:rsid="001968a2" officeooo:paragraph-rsid="0024fdd8" style:font-size-asian="6pt" style:font-size-complex="6pt"/>
    </style:style>
    <style:style style:name="P9" style:family="paragraph" style:parent-style-name="Table_20_Contents">
      <style:text-properties officeooo:rsid="0018ff70" officeooo:paragraph-rsid="0018ff70"/>
    </style:style>
    <style:style style:name="P10" style:family="paragraph" style:parent-style-name="Table_20_Contents">
      <style:text-properties officeooo:rsid="001968a2" officeooo:paragraph-rsid="001968a2"/>
    </style:style>
    <style:style style:name="P11" style:family="paragraph" style:parent-style-name="Table_20_Contents">
      <style:text-properties fo:font-weight="bold" officeooo:rsid="001968a2" officeooo:paragraph-rsid="001968a2" style:font-weight-asian="bold" style:font-weight-complex="bold"/>
    </style:style>
    <style:style style:name="P12" style:family="paragraph" style:parent-style-name="Table_20_Contents">
      <style:text-properties fo:font-size="9pt" officeooo:paragraph-rsid="002a8942" style:font-size-asian="9pt" style:font-size-complex="9pt"/>
    </style:style>
    <style:style style:name="P13" style:family="paragraph" style:parent-style-name="Table_20_Contents">
      <loext:graphic-properties draw:fill="none"/>
      <style:paragraph-properties fo:margin-left="0cm" fo:margin-right="2.101cm" fo:text-indent="0cm" style:auto-text-indent="false" fo:background-color="transparent" text:number-lines="false" text:line-number="0"/>
      <style:text-properties fo:font-size="9pt" officeooo:rsid="001968a2" officeooo:paragraph-rsid="001968a2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9pt" fo:font-weight="normal" style:font-size-asian="9pt" style:font-weight-asian="normal" style:font-size-complex="9pt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8"><text:text-input text:description="&lt;if test=&quot;o.image&quot;&gt;">if  has image</text:text-input><draw:frame draw:style-name="fr1" draw:name="image: asimage(o.image, size_x=2, size_y=2, uom='cm', hold_ratio=True)" text:anchor-type="char" svg:x="0.002cm" svg:y="0.002cm" svg:width="2cm" draw:z-index="0"><draw:text-box fo:min-height="0.499cm"><text:p text:style-name="Frame_20_contents"/></draw:text-box></draw:frame><text:text-input text:description="&lt;/if&gt;">end if</text:text-input> <text:span text:style-name="T3"><text:text-input text:description="&lt;o.name&gt;">Partner name</text:text-input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 _('Address') &gt;">Address</text:text-input>:</text:p>
          </table:table-cell>
          <table:covered-table-cell/>
          <table:table-cell table:style-name="Table1.A1" table:number-columns-spanned="3" office:value-type="string">
            <text:p text:style-name="Table_20_Contents"><text:text-input text:description="&lt; o.street &gt;">Street</text:text-input></text:p>
            <text:p text:style-name="P2"><text:text-input text:description="&lt;if test=&quot;o.street2&quot;&gt;">if street2</text:text-input></text:p>
            <text:p text:style-name="P9"><text:text-input text:description="&lt; o.street2 &gt;">Street2</text:text-input></text:p>
            <text:p text:style-name="P7"><text:text-input text:description="&lt;/if&gt;">end if</text:text-input></text:p>
            <text:p text:style-name="P4"><text:text-input text:description="&lt;o.zip&gt;">ZIP</text:text-input> <text:text-input text:description="&lt;o.city&gt;">City</text:text-input></text:p>
            <text:p text:style-name="P4"><text:text-input text:description="&lt;o.country_id.name&gt;">Country</text:text-input></text:p>
          </table:table-cell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"><text:text-input text:description="&lt;_(&quot;Web address&quot;)&gt;">Web address</text:text-input></text:p>
          </table:table-cell>
          <table:covered-table-cell/>
          <table:table-cell table:style-name="Table1.A1" table:number-columns-spanned="3" office:value-type="string">
            <text:p text:style-name="P1"><text:text-input text:description="&lt; _(o.website or '')&gt;">Web</text:text-input></text:p>
          </table:table-cell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"><text:text-input text:description="&lt;_(&quot;email&quot;)&gt;">e-mail</text:text-input></text:p>
          </table:table-cell>
          <table:covered-table-cell/>
          <table:table-cell table:style-name="Table1.A1" table:number-columns-spanned="3" office:value-type="string">
            <text:p text:style-name="Table_20_Contents"><text:text-input text:description="&lt; o.email or ''&gt;">email</text:text-input></text:p>
          </table:table-cell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"><text:text-input text:description="&lt; _(&quot;Phone&quot;)&gt;">Phone</text:text-input></text:p>
          </table:table-cell>
          <table:covered-table-cell/>
          <table:table-cell table:style-name="Table1.A1" table:number-columns-spanned="3" office:value-type="string">
            <text:p text:style-name="Table_20_Contents"><text:text-input text:description="&lt;_(o.phone or '')&gt;">Phone</text:text-input></text:p>
          </table:table-cell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1.A7" table:number-columns-spanned="5" office:value-type="string">
            <text:p text:style-name="P3"><text:text-input text:description="&lt;if test=&quot;o.child_ids&quot;&gt;">if contacts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2" office:value-type="string">
            <text:p text:style-name="P1"><text:text-input text:description="&lt;_(&quot;Contact person(s)&quot;)&gt;">Contact person(s)</text:text-input> :</text:p>
          </table:table-cell>
          <table:covered-table-cell/>
          <table:table-cell table:style-name="Table1.A8" office:value-type="string">
            <text:p text:style-name="Table_20_Contents"/>
          </table:table-cell>
          <table:table-cell table:style-name="Table1.A8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1" table:number-columns-spanned="5" office:value-type="string">
            <text:p text:style-name="P3"><text:text-input text:description="&lt;for each=&quot;contact in o.child_ids&quot;&gt;">for each contact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11"><text:span text:style-name="T4"><text:text-input text:description="&lt; contact.name&gt;">Contact name</text:text-input></text:span> <text:span text:style-name="T7"><text:text-input text:description="&lt;contact.function or ''&gt;">function</text:text-input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office:value-type="string">
            <text:p text:style-name="P13"/>
          </table:table-cell>
          <table:table-cell table:style-name="Table1.A8" table:number-columns-spanned="2" office:value-type="string">
            <text:p text:style-name="P12"><text:text-input text:description="&lt;contact.email&gt;">email</text:text-input></text:p>
          </table:table-cell>
          <table:covered-table-cell/>
          <table:table-cell table:style-name="Table1.A8" office:value-type="string">
            <text:p text:style-name="P12"><text:text-input text:description="&lt;contact.mobile&gt;">mobile phone</text:text-input></text:p>
          </table:table-cell>
          <table:table-cell table:style-name="Table1.A8" office:value-type="string">
            <text:p text:style-name="P12"><text:text-input text:description="&lt;contact.phone&gt;">phone</text:text-input></text:p>
          </table:table-cell>
        </table:table-row>
        <table:table-row>
          <table:table-cell table:style-name="Table1.A1" table:number-columns-spanned="5" office:value-type="string">
            <text:p text:style-name="P3"><text:text-input text:description="&lt;/for&gt;">end for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1" table:number-columns-spanned="5" office:value-type="string">
            <text:p text:style-name="P3"><text:text-input text:description="&lt;/if&gt;">end 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3:13:15.687578245</meta:creation-date>
    <dc:date>2017-04-21T15:07:47.874482290</dc:date>
    <meta:editing-duration>PT1H28M41S</meta:editing-duration>
    <meta:editing-cycles>22</meta:editing-cycles>
    <meta:generator>LibreOffice/5.1.5.2$Linux_X86_64 LibreOffice_project/10m0$Build-2</meta:generator>
    <meta:document-statistic meta:table-count="1" meta:image-count="0" meta:object-count="0" meta:page-count="1" meta:paragraph-count="23" meta:word-count="98" meta:character-count="275" meta:non-whitespace-character-count="255"/>
  </office:meta>
</office:document-meta>
</file>